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84mm"/>
    </style:style>
    <style:style style:name="co3" style:family="table-column">
      <style:table-column-properties fo:break-before="auto" style:column-width="75.11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53.78mm"/>
    </style:style>
    <style:style style:name="co6" style:family="table-column">
      <style:table-column-properties fo:break-before="auto" style:column-width="16.05mm"/>
    </style:style>
    <style:style style:name="co7" style:family="table-column">
      <style:table-column-properties fo:break-before="auto" style:column-width="14.75mm"/>
    </style:style>
    <style:style style:name="co8" style:family="table-column">
      <style:table-column-properties fo:break-before="auto" style:column-width="58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 Licenses" table:style-name="ta1">
        <table:table-column table:style-name="co1" table:default-cell-style-name="Default"/>
        <table:table-row table:style-name="ro1">
          <table:table-cell office:value-type="string" calcext:value-type="string">
            <text:p>GNU GPL</text:p>
          </table:table-cell>
        </table:table-row>
        <table:table-row table:style-name="ro1">
          <table:table-cell office:value-type="string" calcext:value-type="string">
            <text:p>GNU</text:p>
          </table:table-cell>
        </table:table-row>
        <table:table-row table:style-name="ro1">
          <table:table-cell office:value-type="string" calcext:value-type="string">
            <text:p>AGPL</text:p>
          </table:table-cell>
        </table:table-row>
        <table:table-row table:style-name="ro1">
          <table:table-cell office:value-type="string" calcext:value-type="string">
            <text:p>BSD</text:p>
          </table:table-cell>
        </table:table-row>
        <table:table-row table:style-name="ro1">
          <table:table-cell office:value-type="string" calcext:value-type="string">
            <text:p>Apache</text:p>
          </table:table-cell>
        </table:table-row>
        <table:table-row table:style-name="ro1">
          <table:table-cell office:value-type="string" calcext:value-type="string">
            <text:p>Creative Commons</text:p>
          </table:table-cell>
        </table:table-row>
        <table:table-row table:style-name="ro1">
          <table:table-cell office:value-type="string" calcext:value-type="string">
            <text:p>MIT</text:p>
          </table:table-cell>
        </table:table-row>
        <table:table-row table:style-name="ro1">
          <table:table-cell office:value-type="string" calcext:value-type="string">
            <text:p>FreeBSD</text:p>
          </table:table-cell>
        </table:table-row>
        <table:table-row table:style-name="ro1">
          <table:table-cell office:value-type="string" calcext:value-type="string">
            <text:p>LGPL</text:p>
          </table:table-cell>
        </table:table-row>
        <table:table-row table:style-name="ro1">
          <table:table-cell office:value-type="string" calcext:value-type="string">
            <text:p>Mozilla</text:p>
          </table:table-cell>
        </table:table-row>
        <table:table-row table:style-name="ro1">
          <table:table-cell office:value-type="string" calcext:value-type="string">
            <text:p>Eclipse</text:p>
          </table:table-cell>
        </table:table-row>
      </table:table>
      <table:table table:name="00" table:style-name="ta1"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7c3a441e82e0860292f448628fab7c51e747</text:p>
          </table:table-cell>
          <table:table-cell office:value-type="string" calcext:value-type="string">
            <text:p>Image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20be5b40cd99c8f5df055c9331f291a37e20</text:p>
          </table:table-cell>
          <table:table-cell office:value-type="string" calcext:value-type="string">
            <text:p>Marcad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a4b0524d17a49bf19c748caa29ebd1a1d42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standard Monero license appli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a7b0d59eaeb74dc43f555d68f8935001e301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a8dac3d1aac1825fa6004b80f2ae0a994879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GNU AGPL V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a69f129383ef136d6c2ae27da6a737e864ed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Charles Leifer</text:p>
          </table:table-cell>
          <table:table-cell office:value-type="string" calcext:value-type="string">
            <text:p>Permision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a85b9ad9ea5580a395c040bb3f650f730b82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Creative Common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a577a4db53e35d027ef9d3d3079fc06fe08b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a850c4d2140888047290fe5fc2c109c38e8f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a1996fb630964835633ea02c61fa9bbb8fe9</text:p>
          </table:table-cell>
          <table:table-cell office:value-type="string" calcext:value-type="string">
            <text:p>HTM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a957846c08589be838c0aaeb7285ce02643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b1ffe83877d994adf5f1e4edaaca4d21877d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b75b18bb33b783996b81adfe7e4cea07ab2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b456705f3ed5576392edf66e0f0c9c180be4</text:p>
          </table:table-cell>
          <table:table-cell office:value-type="string" calcext:value-type="string">
            <text:p>Texto- R</text:p>
          </table:table-cell>
          <table:table-cell office:value-type="string" calcext:value-type="string">
            <text:p>GNU General Public License version 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c0b66bd4436a87d789f1de37a4f64a0490bc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c1ccf7b1ceeb3a9ef72cd437d0c6dca6c7c8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GP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0c557cd17dfa1d224d9e0e2b257df2ffe6e1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c81758da43d1e33222454014a0d100109fa9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cc7c78d5008f4561fcc2770a141319bb0495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cd7588000e02e6da74ffd82fdefc9f9fd7af</text:p>
          </table:table-cell>
          <table:table-cell office:value-type="string" calcext:value-type="string">
            <text:p>HTM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da99b9dee4574c01044361ee140b9400baa3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f1ab0c22f9befc9ec08eacfd9d3954d5dc0c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University of</text:p>
            <text:p>Californi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f30fee88503b1817dec8d4c46ff386faf682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Creative Common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f73ee8f4f45923e66374a789006144a762d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GNU GENERAL PUBLIC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ff5f6488298cb5724707eb98d33d3228e5c5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01ba9d81054148d67470d2dd47ab1ac8df04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1d83535c8cd70f384571fe3767b4ced0a56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2b4d8fd107b54038a624ed16a3fb6dcc2737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2e648f63d8b8971507e8d287cf1e92074ae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Copyright (c) 2011-2012 Nathan Rajli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6c1a60c2ee47072a3db705fb512bde43b002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6c9d63681c8213808efc564ba6e271a06c10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7ae2059aed6d36ccd8c2144a10a38fb381bb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CREATIVE COMMON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7c388fcd87da79cc010eab0c82e338e6bc34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9b629c16e82219358cd163cdcca947b4f7c9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BSD-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9f5e208a22f3d8e64c9cbf06e0571e5cd5fd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11fc939a59f091ca12990d2b6acddb941552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24bb721720b747c999266c01628b9f51383b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34cfb8c59bf21e1b6bf3a7d67b1989729158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61b542d4ca6da58223f61d76dc76cb110f04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GNU General Public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62ea629283f6c6d0b85834bc3c04e674537b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099acfb35191e392aaff89df72fee928a653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GNU Free Documentation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551ebe51d0e45e58553405446068db3d53f3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distribut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562cd923f7b587466de69569eeba9e446d02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659bae1e3750313abe0e9ea4622e8e8eda24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884da303a350ac34b6028bb4bcb6504f3483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"AS IS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995bfe7752c0a78b2536ca69896de522755e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6167bcaf9e76910b1999fbd6fc0be7d38ed0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73606158d3d8a54d04e17c9ee1bacebc7366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528901751596956f3f7d59327861dd75084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 table:number-rows-repeated="1048526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0a" table:style-name="ta1"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799c27dfbad9a943dbf585d00f0cbb81a32c</text:p>
          </table:table-cell>
          <table:table-cell office:value-type="string" calcext:value-type="string">
            <text:p>archivado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6ba63444b02d7dfc5a3ea062f43ce189bae0</text:p>
          </table:table-cell>
          <table:table-cell office:value-type="string" calcext:value-type="string">
            <text:p>Marcad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7e4613487294a2c422a9a15af572ce338cc9</text:p>
          </table:table-cell>
          <table:table-cell office:value-type="string" calcext:value-type="string">
            <text:p>Marcad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9bba771b07d684e02d0d4f030c9e73116c5e</text:p>
          </table:table-cell>
          <table:table-cell office:value-type="string" calcext:value-type="string">
            <text:p>Marcad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4422ac9bf772450cf097aee845e5e584d960</text:p>
          </table:table-cell>
          <table:table-cell office:value-type="string" calcext:value-type="string">
            <text:p>Marcad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e9760fb028d701f7096b6f39c16badb87893</text:p>
          </table:table-cell>
          <table:table-cell office:value-type="string" calcext:value-type="string">
            <text:p>Marcad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2adc577ccc350c2f77c305398c76728664a9</text:p>
          </table:table-cell>
          <table:table-cell office:value-type="string" calcext:value-type="string">
            <text:p>Marcad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5a25df9dca1670b46d89778af659cd31dea6</text:p>
          </table:table-cell>
          <table:table-cell office:value-type="string" calcext:value-type="string">
            <text:p>Program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323b50a086f962162dd21eb082f1b4db9423</text:p>
          </table:table-cell>
          <table:table-cell office:value-type="string" calcext:value-type="string">
            <text:p>Program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0aa31c0bf52768b05d139bab3e18afcfe666</text:p>
          </table:table-cell>
          <table:table-cell office:value-type="string" calcext:value-type="string">
            <text:p>Program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0cbc5f3385f6d1765535928a66119b161de3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0d94090760c463f12f818d5ed887b11ab3f1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Apache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0f807f76cd67368678dfc8654fa63c8c31fb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1e2bd28b9378113f2adbb6873dd8417af7d8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4f1400a1b263882dd3683dfe27c3eea25cb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distribution</text:p>
          </table:table-cell>
          <table:table-cell office:value-type="string" calcext:value-type="string">
            <text:p>``AS IS''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5a8797b997421327b61b80f1c6eac74ed369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distribution</text:p>
          </table:table-cell>
          <table:table-cell office:value-type="string" calcext:value-type="string">
            <text:p>``AS IS''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5b131f35d8748b7ed2260e0a1d55346879f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5d2d95769a27feef8c814b8d3c69fbacd264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5d4dafa616cc787f9cbde1f5d5897efbf1f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5f40b133ecec9ac6dfdb9b636dd5a1a4e343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6d69ae987074ff5f83a048776207b955d14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7a3cbf52bf128a74b1199fd52018789a62e9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free of charge</text:p>
          </table:table-cell>
          <table:table-cell office:value-type="string" calcext:value-type="string">
            <text:p>``AS IS''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13f01177a6abb2bb395faada75a35715864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L Open Font License (OFL)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14ae4a987b679be648476ee134376521bbe0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16aae7ad020f9aaec9eefda487b298914d1b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18d055c6363a172a2bf99726359421127ad6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distribution</text:p>
          </table:table-cell>
          <table:table-cell office:value-type="string" calcext:value-type="string">
            <text:p>``AS IS''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25f47882b2ebddef1dc590c71237dac052b0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GNU GP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28bda14cbfb1cc1073c0b9f1d8607f8d2dcb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28bfc894f5a6ee4d12015aa9dc47efadda3c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GNU GENERAL PUBLIC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44d78029fc3d0805aca18677a2086a41d2e1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72cbf3d5928df5914a35b27521e485d92bdd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471e39b3f15daf01a0a63fde999c666056d1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929c8d683be45ebccde9b7bef648d85d8519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distributions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2046c440a60612fe3359eeab90c537735f31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7740bbf6e7e710e9ace903a30306cbeeea50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26159d18f66408f7aee098682f764c0e93f3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éditos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21211432d248922f833c4fd01dd5b8657c58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a3ace21bc7a65aab1018e55894269900083e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a52b7237a63071c766a675ce540b83c5ce2e</text:p>
          </table:table-cell>
          <table:table-cell office:value-type="string" calcext:value-type="string">
            <text:p>htm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a82ae37e7de10e48143302d457875f9519fc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b6f51298345803b3808289adb55bfc5d6dc5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XORP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b2150b2079daeeadbecd0df371c2e0529443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c42f3967e6dc46dc63bfbba7bebdd382a77b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cd0c50347f4e6544de200abe2589316edfe8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LGPLv3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d17dc295cf4893c90dbbd9caa9b82f6b9275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e27ce88925a06f182e4eb94df240a030342e</text:p>
          </table:table-cell>
          <table:table-cell office:value-type="string" calcext:value-type="string">
            <text:p>htm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e5925581274697477aa929d59d00085656bb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GNU LESSER GENERAL PUBLIC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ee40b4ae244cc74327f0fee855db2fa012a3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f2972b983f228aadd4fbcec18b947e63f1b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 table:number-rows-repeated="104852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0b" table:style-name="ta1"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1fe413c2dffef42c9132b5a262da93441c45</text:p>
          </table:table-cell>
          <table:table-cell office:value-type="string" calcext:value-type="string">
            <text:p>Image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2dfb8438d0475d781fad202659bd1e50b1a2</text:p>
          </table:table-cell>
          <table:table-cell office:value-type="string" calcext:value-type="string">
            <text:p>Marcad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1860c007e9685e34eff4b5a751f36eb1f604</text:p>
          </table:table-cell>
          <table:table-cell office:value-type="string" calcext:value-type="string">
            <text:p>Marcad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6570466b52ab4aa96f03c3facb7514fdc2f4</text:p>
          </table:table-cell>
          <table:table-cell office:value-type="string" calcext:value-type="string">
            <text:p>Marcad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ad637c64edebfcc31c2f86c72536d83a3e61</text:p>
          </table:table-cell>
          <table:table-cell office:value-type="string" calcext:value-type="string">
            <text:p>Program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0adac858019e8ab8d99f813dd7f6509eeaf0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1e89d5af5e1525523b0e595d0b608b5b200d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1f7f1ca7a59d14217005dd6296ac39be8efd</text:p>
          </table:table-cell>
          <table:table-cell office:value-type="string" calcext:value-type="string">
            <text:p>htm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2c629655c6514be6b51585bcee42dd5b9a36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(MIT|GPL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3a9016fec88767c698c50e611181f2bd6a38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distribution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3aab89b119f5e75f476afe65b115e3c3811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4ad5ce35307512c4e7764b498f24fc99d5d0</text:p>
          </table:table-cell>
          <table:table-cell office:value-type="string" calcext:value-type="string">
            <text:p>htm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5b2e439628de38191910aad68a25a85253a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NU General Public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5feab7fe5aceec8e75e28a6a6851b7280161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distributed freely on online servic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6a78b96910ae4bc3a3ca482886d39d10e78f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copy, modify, merge, publish, distribute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6b713783dde30e6afea60fb40040734e0ab1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6c2597d20b4ebf83b40665ad4f1926d96f4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6cfaab9e5f351630edaa262e4e75311130ec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6d7be9f54e836f4b5fcf59cf2cfae7a3e02c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distribution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7ad014608d9372fd7e456c16778b8fb0e4c8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7e3e7881c3b099ca183f668e288aa2b15f8a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08b42c350b90bace8c994743952d41cd54f1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distributions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8ded87659a0a22f11616359c0f8f28179d28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8f800e75fa5445f07dfb2450ab78de64356b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8f065723d41291108c32b6b1f398ecdb4f9d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9dd6701b979d823204dfd8d9580581c5060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11dfc18ab7725224e6ef6b8777438473f79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GNU General Public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15a8880a02cf99994556b656c172181ef307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31c7199246ce83236c11f2b3ba830861734f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47c3b52d1b296f2a6a3cfec629436801f51f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distributions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060a53cc954550e052862fffe44e6322a411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81d51ae40219c5982b50c962a4e0a7ce57ae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085a59521fc65fa194c064beebffb47abce3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110a2bbbe576d22657a443bd740bff489cb7</text:p>
          </table:table-cell>
          <table:table-cell office:value-type="string" calcext:value-type="string">
            <text:p>htm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451e1c84dd410834c8bdc617664f56da64ab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845a07a28a5167977de3f7bd5875105e877c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5779e412a8916f19a676de5d78f44cb3f041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distributions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16021cf12b991f3a021ae86d9b0e4a868811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GPL-3.0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564479bc96aca3e82d60863f977e8e4ebce7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distributions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2685070dbc8f95f45e1f1b77a994d9ddca16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11069703b0d885817678d21f025bbb885f84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'as-is'</text:p>
          </table:table-cell>
          <table:table-cell office:value-type="string" calcext:value-type="string">
            <text:p>redistribute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972701251dec9923dc63c8869cc89db13a96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GNU GENERAL PUBLIC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7567776144409387f9a802003149060f0878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igo de buscar licencias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a2e90040575a63504f6aa5a09edf9a6978e5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a539111710698f6bd41420282132af5671c2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LGPL-3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aca123fc02acc7ae29ac578bd0b30c53cd16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free of charge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bb5470eeafd1d7d3dc50b84849ec5bef782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c5a5da7d8e55d21a7ca65fdec9e1d92d76f1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d4d3088a19be469fadc7b7ed83ae52fcbf10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GPL v3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dc6764e4bface15ab7c4468eb5fcdd657334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use, copy, modify, merge, publish, distribute, sublicense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e3706e8369ff8784d4aa9736d51a71852f1d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e53158fa4b3efed387b792ca441be9f378a7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f2e19b3d4d76851d90d25bc5ba8a44ae26bf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use, copy, modify, merge, publish, distribute, sublicense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f8ad4a303e855f7979504d86b3f71330ea7d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fa47b7aeb4ce6eae696d933a01b157320d6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use, copy, modify, merge, publish, distribute, sublicense</text:p>
          </table:table-cell>
          <table:table-cell office:value-type="string" calcext:value-type="string">
            <text:p>"AS IS"</text:p>
          </table:table-cell>
        </table:table-row>
        <table:table-row table:style-name="ro2" table:number-rows-repeated="1048520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1" table:target-range-address="'00'.B1:'00'.J4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9:30:56.9093632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0:48:24.758920162</meta:creation-date>
    <meta:generator>LibreOffice/6.1.5.2$Linux_X86_64 LibreOffice_project/10$Build-2</meta:generator>
    <dc:date>2020-05-07T22:58:57.660871629</dc:date>
    <meta:editing-duration>PT3H39M13S</meta:editing-duration>
    <meta:editing-cycles>11</meta:editing-cycles>
    <meta:document-statistic meta:table-count="4" meta:cell-count="1258" meta:object-count="0"/>
  </office:meta>
</office:document-meta>
</file>